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20c4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1d671f" officeooo:paragraph-rsid="001d67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0c47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19372" officeooo:paragraph-rsid="0021937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19372" officeooo:paragraph-rsid="0022a6e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0c47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normal" officeooo:rsid="00219372" officeooo:paragraph-rsid="00219372" style:font-size-asian="16pt" style:font-weight-asian="normal" style:font-size-complex="16pt" style:font-weight-complex="normal"/>
    </style:style>
    <style:style style:name="P21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font-name="Times New Roman" fo:font-size="18pt" style:font-size-asian="18pt" style:font-size-complex="18pt"/>
    </style:style>
    <style:style style:name="P22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23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4" style:family="paragraph" style:parent-style-name="Frame_20_contents">
      <style:paragraph-properties fo:text-align="start" style:justify-single-word="false"/>
      <style:text-properties officeooo:rsid="00219372" officeooo:paragraph-rsid="00219372"/>
    </style:style>
    <style:style style:name="T1" style:family="text">
      <style:text-properties officeooo:rsid="0020c478"/>
    </style:style>
    <style:style style:name="T2" style:family="text">
      <style:text-properties officeooo:rsid="0022a6e0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1935021463" text:style-name="L1">
        <text:list-item>
          <text:list>
            <text:list-item>
              <text:list>
                <text:list-header>
                  <text:p text:style-name="P23">Elementary</text:p>
                  <text:p text:style-name="P14"/>
                  <text:p text:style-name="P15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10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948470379" text:style-name="L2">
        <text:list-item>
          <text:p text:style-name="P16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6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11">Tree</text:p>
      <text:p text:style-name="P5">Про дерево мне даже говорить страшно.</text:p>
      <text:p text:style-name="P5"/>
      <text:p text:style-name="P5"/>
      <text:h text:style-name="P22" text:outline-level="3">VVHDmodules</text:h>
      <text:p text:style-name="P12"/>
      <text:p text:style-name="P20">Circulation</text:p>
      <text:p text:style-name="P6"/>
      <text:p text:style-name="P8">Вычисление циркуляций новых доменов:</text:p>
      <text:p text:style-name="P8">В случае произвольного тела нужно решать СЛАУ</text:p>
      <text:p text:style-name="P8"><draw:frame draw:style-name="fr5" draw:name="Object1" text:anchor-type="as-char" svg:width="1.4252in" svg:height="0.522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<draw:frame draw:style-name="fr5" draw:name="Object2" text:anchor-type="as-char" svg:width="3.7516in" svg:height="0.5591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7"><text:span text:style-name="T1">i — номер отрезка на теле, </text:span><text:span text:style-name="T1"><draw:frame draw:style-name="fr6" draw:name="Object3" text:anchor-type="as-char" svg:width="0.7783in" svg:height="0.1839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1">j — номер присоединенного вихря (вершина тела), </text:span><text:span text:style-name="T1"><draw:frame draw:style-name="fr6" draw:name="Object4" text:anchor-type="as-char" svg:width="0.5937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9">k — номер свободного вихря. </text:p>
      <text:p text:style-name="P8"/>
      <text:p text:style-name="P9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9"/>
      <text:p text:style-name="P17">Общая последовательность</text:p>
      <text:p text:style-name="P17">Заполнить матрицу — заполнить столбец правых частей — решить СЛАУ</text:p>
      <text:p text:style-name="P17"/>
      <text:p text:style-name="P18"><text:span text:style-name="T2">VortexInfluence:</text:span></text:p>
      <text:p text:style-name="P9"><draw:frame draw:style-name="fr5" draw:name="Object5" text:anchor-type="as-char" svg:width="4.1165in" svg:height="0.508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><draw:frame draw:style-name="fr7" draw:name="Object6" text:anchor-type="as-char" svg:width="4.3764in" svg:height="0.5071in" draw:z-index="11"><draw:object xlink:href="./Object 6" xlink:type="simple" xlink:show="embed" xlink:actuate="onLoad"/><draw:image xlink:href="./ObjectReplacements/Object 6" xlink:type="simple" xlink:show="embed" xlink:actuate="onLoad"/></draw:frame></text:p>
      <text:h text:style-name="P22" text:outline-level="3">Заметки</text:h>
      <text:p text:style-name="P12">Рассмотрим такой пример:</text:p>
      <text:p text:style-name="P12"><draw:frame draw:style-name="fr4" draw:name="Врезка1" text:anchor-type="as-char" fo:min-width="0.7874in" draw:z-index="4"><draw:text-box fo:min-height="0.1965in"><text:p text:style-name="P13">double vort1rabs2 = 1/(Vort-&gt;rx*Vort-&gt;rx + Vort-&gt;ry*Vort-&gt;ry); </text:p><text:p text:style-name="P13">drx = px - Vort-&gt;rx * vort1rabs2; </text:p><text:p text:style-name="P13">dry = py - Vort-&gt;ry * vort1rabs2;</text:p></draw:text-box></draw:frame></text:p>
      <text:p text:style-name="P12">Здесь все логично: чтобы 2 раза не считать значение <text:s/>vort1rabs2, оно вычисляется заранее, таким образом экономя время.</text:p>
      <text:p text:style-name="P12"/>
      <text:p text:style-name="P12"><draw:frame draw:style-name="fr4" draw:name="Врезка2" text:anchor-type="as-char" fo:min-width="0.7874in" draw:z-index="5"><draw:text-box fo:min-height="0.1965in"><text:p text:style-name="P13">drabs2 = drx*drx + dry*dry; </text:p><text:p text:style-name="P13">multiplier = Vort-&gt;g / ( drabs2 + Convective_Eps );</text:p></draw:text-box></draw:frame></text:p>
      <text:p text:style-name="P12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3-23T17:43:33</dc:date>
    <dc:creator>Yaroslav Dynnikov</dc:creator>
    <meta:editing-duration>PT101H44M06S</meta:editing-duration>
    <meta:editing-cycles>8</meta:editing-cycles>
    <meta:document-statistic meta:table-count="0" meta:image-count="0" meta:object-count="6" meta:page-count="4" meta:paragraph-count="80" meta:word-count="546" meta:character-count="3911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